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61" officeooo:paragraph-rsid="000c2461"/>
    </style:style>
    <style:style style:name="P2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2461" officeooo:paragraph-rsid="000c246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5" style:family="paragraph" style:parent-style-name="Standard">
      <style:paragraph-properties fo:text-align="start" style:justify-single-word="false"/>
      <style:text-properties officeooo:rsid="000c2461" officeooo:paragraph-rsid="0011887c"/>
    </style:style>
    <style:style style:name="P6" style:family="paragraph" style:parent-style-name="Standard">
      <style:paragraph-properties fo:text-align="start" style:justify-single-word="false"/>
      <style:text-properties officeooo:rsid="0014213b" officeooo:paragraph-rsid="0014213b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2461" officeooo:paragraph-rsid="000c246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66eac" officeooo:paragraph-rsid="00166eac"/>
    </style:style>
    <style:style style:name="P9" style:family="paragraph" style:parent-style-name="Standard">
      <style:paragraph-properties fo:text-align="start" style:justify-single-word="false"/>
      <style:text-properties officeooo:rsid="0017fd96" officeooo:paragraph-rsid="0017fd96"/>
    </style:style>
    <style:style style:name="P10" style:family="paragraph" style:parent-style-name="Standard">
      <style:paragraph-properties fo:text-align="start" style:justify-single-word="false"/>
      <style:text-properties officeooo:rsid="00190b9e" officeooo:paragraph-rsid="001f0cdf"/>
    </style:style>
    <style:style style:name="P11" style:family="paragraph" style:parent-style-name="Standard">
      <style:paragraph-properties fo:text-align="start" style:justify-single-word="false"/>
      <style:text-properties officeooo:rsid="00190b9e" officeooo:paragraph-rsid="0020b88b"/>
    </style:style>
    <style:style style:name="P12" style:family="paragraph" style:parent-style-name="Standard">
      <style:paragraph-properties fo:text-align="start" style:justify-single-word="false"/>
      <style:text-properties officeooo:rsid="00190b9e" officeooo:paragraph-rsid="0022769a"/>
    </style:style>
    <style:style style:name="P13" style:family="paragraph" style:parent-style-name="Standard">
      <style:paragraph-properties fo:text-align="start" style:justify-single-word="false"/>
      <style:text-properties officeooo:rsid="00190b9e" officeooo:paragraph-rsid="0023755a"/>
    </style:style>
    <style:style style:name="P14" style:family="paragraph" style:parent-style-name="Standard">
      <style:paragraph-properties fo:text-align="start" style:justify-single-word="false"/>
      <style:text-properties officeooo:rsid="00190b9e" officeooo:paragraph-rsid="00250f47"/>
    </style:style>
    <style:style style:name="P15" style:family="paragraph" style:parent-style-name="Standard">
      <style:paragraph-properties fo:text-align="start" style:justify-single-word="false"/>
      <style:text-properties officeooo:rsid="00190b9e" officeooo:paragraph-rsid="002522dd"/>
    </style:style>
    <style:style style:name="P16" style:family="paragraph" style:parent-style-name="Standard">
      <style:paragraph-properties fo:text-align="start" style:justify-single-word="false"/>
      <style:text-properties officeooo:rsid="00190b9e" officeooo:paragraph-rsid="002650cf"/>
    </style:style>
    <style:style style:name="P17" style:family="paragraph" style:parent-style-name="Standard">
      <style:paragraph-properties fo:text-align="start" style:justify-single-word="false"/>
      <style:text-properties officeooo:rsid="00190b9e" officeooo:paragraph-rsid="00271054"/>
    </style:style>
    <style:style style:name="P18" style:family="paragraph" style:parent-style-name="Standard">
      <style:paragraph-properties fo:text-align="start" style:justify-single-word="false"/>
      <style:text-properties officeooo:rsid="00190b9e" officeooo:paragraph-rsid="0027eb9c"/>
    </style:style>
    <style:style style:name="P19" style:family="paragraph" style:parent-style-name="Standard">
      <style:paragraph-properties fo:text-align="start" style:justify-single-word="false"/>
      <style:text-properties officeooo:rsid="00190b9e" officeooo:paragraph-rsid="0028406a"/>
    </style:style>
    <style:style style:name="P20" style:family="paragraph" style:parent-style-name="Standard">
      <style:paragraph-properties fo:text-align="start" style:justify-single-word="false"/>
      <style:text-properties officeooo:rsid="00190b9e" officeooo:paragraph-rsid="0028e3e2"/>
    </style:style>
    <style:style style:name="P21" style:family="paragraph" style:parent-style-name="Standard">
      <style:paragraph-properties fo:text-align="start" style:justify-single-word="false"/>
      <style:text-properties officeooo:rsid="00190b9e" officeooo:paragraph-rsid="002933cd"/>
    </style:style>
    <style:style style:name="P22" style:family="paragraph" style:parent-style-name="Standard">
      <style:paragraph-properties fo:text-align="start" style:justify-single-word="false"/>
      <style:text-properties officeooo:rsid="00190b9e" officeooo:paragraph-rsid="002b16cd"/>
    </style:style>
    <style:style style:name="P23" style:family="paragraph" style:parent-style-name="Standard">
      <style:paragraph-properties fo:text-align="start" style:justify-single-word="false"/>
      <style:text-properties officeooo:rsid="00190b9e" officeooo:paragraph-rsid="002c2549"/>
    </style:style>
    <style:style style:name="P24" style:family="paragraph" style:parent-style-name="Standard">
      <style:paragraph-properties fo:text-align="start" style:justify-single-word="false"/>
      <style:text-properties officeooo:rsid="00190b9e" officeooo:paragraph-rsid="002cf9be"/>
    </style:style>
    <style:style style:name="P25" style:family="paragraph" style:parent-style-name="Standard">
      <style:paragraph-properties fo:text-align="start" style:justify-single-word="false"/>
      <style:text-properties officeooo:rsid="00190b9e" officeooo:paragraph-rsid="002ef19b"/>
    </style:style>
    <style:style style:name="P26" style:family="paragraph" style:parent-style-name="Standard">
      <style:paragraph-properties fo:text-align="start" style:justify-single-word="false"/>
      <style:text-properties officeooo:rsid="00190b9e" officeooo:paragraph-rsid="002fdb65"/>
    </style:style>
    <style:style style:name="P27" style:family="paragraph" style:parent-style-name="Standard">
      <style:paragraph-properties fo:text-align="start" style:justify-single-word="false"/>
      <style:text-properties officeooo:rsid="00190b9e" officeooo:paragraph-rsid="00303a8b"/>
    </style:style>
    <style:style style:name="P28" style:family="paragraph" style:parent-style-name="Standard">
      <style:text-properties officeooo:rsid="00190b9e" officeooo:paragraph-rsid="001f0cdf"/>
    </style:style>
    <style:style style:name="P29" style:family="paragraph" style:parent-style-name="Standard">
      <style:text-properties officeooo:rsid="00190b9e" officeooo:paragraph-rsid="0022769a"/>
    </style:style>
    <style:style style:name="P30" style:family="paragraph" style:parent-style-name="Standard">
      <style:text-properties officeooo:rsid="00190b9e" officeooo:paragraph-rsid="0027eb9c"/>
    </style:style>
    <style:style style:name="P31" style:family="paragraph" style:parent-style-name="Standard">
      <style:text-properties officeooo:rsid="00190b9e" officeooo:paragraph-rsid="0028406a"/>
    </style:style>
    <style:style style:name="P32" style:family="paragraph" style:parent-style-name="Standard">
      <style:text-properties officeooo:rsid="00190b9e" officeooo:paragraph-rsid="0028e3e2"/>
    </style:style>
    <style:style style:name="P33" style:family="paragraph" style:parent-style-name="Standard">
      <style:text-properties officeooo:rsid="00190b9e" officeooo:paragraph-rsid="002b16cd"/>
    </style:style>
    <style:style style:name="P34" style:family="paragraph" style:parent-style-name="Standard">
      <style:text-properties officeooo:rsid="00190b9e" officeooo:paragraph-rsid="002cf9be"/>
    </style:style>
    <style:style style:name="P35" style:family="paragraph" style:parent-style-name="Standard">
      <style:text-properties officeooo:rsid="00190b9e" officeooo:paragraph-rsid="002ef19b"/>
    </style:style>
    <style:style style:name="P36" style:family="paragraph" style:parent-style-name="Standard">
      <style:text-properties officeooo:rsid="00190b9e" officeooo:paragraph-rsid="002fdb65"/>
    </style:style>
    <style:style style:name="P37" style:family="paragraph" style:parent-style-name="Standard">
      <style:text-properties officeooo:rsid="00190b9e" officeooo:paragraph-rsid="00303a8b"/>
    </style:style>
    <style:style style:name="P38" style:family="paragraph" style:parent-style-name="Standard">
      <style:paragraph-properties fo:text-align="start" style:justify-single-word="false"/>
      <style:text-properties officeooo:rsid="0019caa5" officeooo:paragraph-rsid="001a48f1"/>
    </style:style>
    <style:style style:name="P39" style:family="paragraph" style:parent-style-name="Standard">
      <style:paragraph-properties fo:text-align="start" style:justify-single-word="false"/>
      <style:text-properties officeooo:rsid="001c336c" officeooo:paragraph-rsid="001c336c"/>
    </style:style>
    <style:style style:name="P40" style:family="paragraph" style:parent-style-name="Standard">
      <style:paragraph-properties fo:text-align="start" style:justify-single-word="false"/>
      <style:text-properties officeooo:rsid="001d4c9e" officeooo:paragraph-rsid="001d4c9e"/>
    </style:style>
    <style:style style:name="P41" style:family="paragraph" style:parent-style-name="Standard">
      <style:paragraph-properties fo:text-align="start" style:justify-single-word="false"/>
      <style:text-properties officeooo:rsid="001ea2ca" officeooo:paragraph-rsid="001ea2ca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90b9e" officeooo:paragraph-rsid="0020b88b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rsid="00210dfe" officeooo:paragraph-rsid="002fdb65"/>
    </style:style>
    <style:style style:name="T1" style:family="text">
      <style:text-properties officeooo:rsid="00113333"/>
    </style:style>
    <style:style style:name="T2" style:family="text">
      <style:text-properties officeooo:rsid="00138897"/>
    </style:style>
    <style:style style:name="T3" style:family="text">
      <style:text-properties officeooo:rsid="001a48f1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a48f1"/>
    </style:style>
    <style:style style:name="T6" style:family="text">
      <style:text-properties officeooo:rsid="00190b9e"/>
    </style:style>
    <style:style style:name="T7" style:family="text">
      <style:text-properties officeooo:rsid="00293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ebra 1 2016-2017</text:p>
      <text:p text:style-name="P1"/>
      <text:p text:style-name="P1">Yap Seventh-Day Adventist School</text:p>
      <text:p text:style-name="P1"/>
      <text:p text:style-name="P1">Yearly Lesson Outline with NAD Standards</text:p>
      <text:p text:style-name="P1"/>
      <text:p text:style-name="P1">Holt McDougal Larson Algebra 1, <text:span text:style-name="T2">Common Core Edition</text:span></text:p>
      <text:p text:style-name="P2"/>
      <text:h text:style-name="Heading_20_3" text:outline-level="3">Quarter 1</text:h>
      <text:p text:style-name="P3">Chapter 1 – Expressions, Equations, and Functions</text:p>
      <text:p text:style-name="P28">AI.4.1<text:tab/>– Simplify expressions using the order of operations, including properties of exponents,</text:p>
      <text:p text:style-name="P28">square roots, and absolute value.</text:p>
      <text:p text:style-name="P28">AI.4.2<text:tab/>– Identify numbers and relationships among numbers (properties, equations, inequalities, ratios,</text:p>
      <text:p text:style-name="P10">proportions, unit analysis, rational vs. irrational, etc.).</text:p>
      <text:p text:style-name="P42">AI.5.1 – Use and evaluate expressions involving variables.</text:p>
      <text:p text:style-name="P11">AI.5.2 – Write equations, systems of equations, and inequalities from written and oral expression, recognizing equivalent forms.</text:p>
      <text:p text:style-name="P11">AI.5.3<text:tab/>– Identify, graph, solve, and interpret linear and quadratic equations and inequalities, including the concept of variation.</text:p>
      <text:p text:style-name="P11">AI.6.3 – Use and manipulate given formulas to solve a variety of problems (slope, distance, area, volume, perimeter, midpoint, etc.)</text:p>
      <text:p text:style-name="P11">AI.7.1 – Find and interpret information from graphs, charts, and numerical data.</text:p>
      <text:p text:style-name="P6"/>
      <text:p text:style-name="P3">Chapter 2 – Solving Linear Equations</text:p>
      <text:p text:style-name="P29">AI.5.1 – Use and evaluate expressions involving variables.</text:p>
      <text:p text:style-name="P12">AI.5.2 – Write equations, systems of equations, and inequalities from written and oral expression, recognizing equivalent forms.</text:p>
      <text:p text:style-name="P13">AI.6.1 – Calculate measurable attributes of figures (degrees of angles, lengths, perimeter, area, volume).</text:p>
      <text:p text:style-name="P14">AI.6.3 – Use and manipulate given formulas to solve a variety of problems (slope, distance, area, volume, perimeter, midpoint, etc.)</text:p>
      <text:p text:style-name="P15">AI.7.3 – Judge meaning, utility, and reasonableness of findings in a variety of situations, including those carried out by technology.</text:p>
      <text:p text:style-name="P2"/>
      <text:h text:style-name="Heading_20_3" text:outline-level="3">Quarter 2</text:h>
      <text:p text:style-name="P3">Chapter 3 – Graphing Linear Equations and Functions</text:p>
      <text:p text:style-name="P16">AI.5.2 – Write equations, systems of equations, and inequalities from written and oral expression, recognizing equivalent forms.</text:p>
      <text:p text:style-name="P16">AI.5.3<text:tab/>– Identify, graph, solve, and interpret linear and quadratic equations and inequalities, including the concept of variation.</text:p>
      <text:p text:style-name="P17">AI.6.3 – Use and manipulate given formulas to solve a variety of problems (slope, distance, area, volume, perimeter, midpoint, etc.)</text:p>
      <text:p text:style-name="P17">AI.7.1 – Find and interpret information from graphs, charts, and numerical data.</text:p>
      <text:p text:style-name="P2"/>
      <text:p text:style-name="P3">Chapter 4 – Writing Linear Equations</text:p>
      <text:p text:style-name="P30">AI.5.1 – Use and evaluate expressions involving variables.</text:p>
      <text:p text:style-name="P30"><text:soft-page-break/>AI.5.2 – Write equations, systems of equations, and inequalities from written and oral expression, recognizing equivalent forms.</text:p>
      <text:p text:style-name="P18">AI.5.3<text:tab/>– Identify, graph, solve, and interpret linear and quadratic equations and inequalities, including the concept of variation.</text:p>
      <text:p text:style-name="P31">AI.7.1 – Find and interpret information from graphs, charts, and numerical data.</text:p>
      <text:p text:style-name="P19">AI.7.2 <text:tab/>– Predict patterns and generalize trends.</text:p>
      <text:p text:style-name="P2"/>
      <text:h text:style-name="Heading_20_3" text:outline-level="3">Quarter 3</text:h>
      <text:p text:style-name="P3">Chapter 5 – Solving and Graphing Linear Inequalities</text:p>
      <text:p text:style-name="P32">AI.5.1 – Use and evaluate expressions involving variables.</text:p>
      <text:p text:style-name="P32">AI.5.2 – Write equations, systems of equations, and inequalities from written and oral expression, recognizing equivalent forms.</text:p>
      <text:p text:style-name="P20">AI.5.3<text:tab/>– Identify, graph, solve, and interpret linear and quadratic equations and inequalities, including the concept of variation.</text:p>
      <text:p text:style-name="P21">AI.7.1 – Find and interpret information from graphs, charts, and numerical data.</text:p>
      <text:p text:style-name="P21">AI.7.3 – Judge meaning, utility, and reasonableness of findings in a variety of situations, including those carried out by technology.</text:p>
      <text:p text:style-name="P5"/>
      <text:p text:style-name="P3">Chapter 6 – Systems of Equations and Inequalities</text:p>
      <text:p text:style-name="P33">AI.5.1 – Use and evaluate expressions involving variables.</text:p>
      <text:p text:style-name="P22">AI.5.2 – Write equations, systems of equations, and inequalities from written and oral expression, recognizing equivalent forms.</text:p>
      <text:p text:style-name="P23">AI.6.2 – Demonstrate mathematical proficiency using technology when appropriate.</text:p>
      <text:p text:style-name="P23">AI.7.1 – Find and interpret information from graphs, charts, and numerical data.</text:p>
      <text:p text:style-name="P23">AI.7.3 – Judge meaning, utility, and reasonableness of findings in a variety of situations, including those carried out by technology.</text:p>
      <text:p text:style-name="P38"/>
      <text:h text:style-name="Heading_20_3" text:outline-level="3">Quarter 4</text:h>
      <text:p text:style-name="P3">Chapter 7 – Exponents and <text:span text:style-name="T1">Exponential</text:span> Functions</text:p>
      <text:p text:style-name="P34">AI.5.1 – Use and evaluate expressions involving variables.</text:p>
      <text:p text:style-name="P34">AI.5.2 – Write equations, systems of equations, and inequalities from written and oral expression, recognizing equivalent forms.</text:p>
      <text:p text:style-name="P24">AI.5.3<text:tab/>– Identify, graph, solve, and interpret linear and quadratic equations and inequalities, including the concept of variation.</text:p>
      <text:p text:style-name="P25">AI.6.2 – Demonstrate mathematical proficiency using technology when appropriate.</text:p>
      <text:p text:style-name="P25">AI.6.5 – Solve consumer-related problems (profit, loss, sales tax, discount, interest, etc.)</text:p>
      <text:p text:style-name="P35">AI.7.1 – Find and interpret information from graphs, charts, and numerical data.</text:p>
      <text:p text:style-name="P35">AI.7.2 <text:tab/>– Predict patterns and generalize trends.</text:p>
      <text:p text:style-name="P25">AI.7.3 – Judge meaning, utility, and reasonableness of findings in a variety of situations, including those carried out by technology.</text:p>
      <text:p text:style-name="P2"/>
      <text:p text:style-name="P3">Chapter 8 – Polynomials and Factoring</text:p>
      <text:p text:style-name="P36">AI.5.1 – Use and evaluate expressions involving variables.</text:p>
      <text:p text:style-name="P36">AI.5.2 – Write equations, systems of equations, and inequalities from written and oral expression, recognizing equivalent forms.</text:p>
      <text:p text:style-name="P26">AI.5.3<text:tab/>– Identify, graph, solve, and interpret linear and quadratic equations and inequalities, including <text:soft-page-break/>the concept of variation.</text:p>
      <text:p text:style-name="P43">AI.6.2 – Demonstrate mathematical proficiency using technology when appropriate.</text:p>
      <text:p text:style-name="P26">AI.6.4 – Perform operations involving polynomials and rational expressions.</text:p>
      <text:p text:style-name="P26">AI.7.2 <text:tab/>– Predict patterns and generalize trends.</text:p>
      <text:p text:style-name="P2"/>
      <text:p text:style-name="P3">Chapter 10 – Data Analysis</text:p>
      <text:p text:style-name="P27">AI.5.4<text:tab/>– Recognize, evaluate, and interpret functions (including domain and range).</text:p>
      <text:p text:style-name="P27">AI.6.5 – Solve consumer-related problems (profit, loss, sales tax, discount, interest, etc.)</text:p>
      <text:p text:style-name="P37">AI.7.1 – Find and interpret information from graphs, charts, and numerical data.</text:p>
      <text:p text:style-name="P37">AI.7.2 <text:tab/>– Predict patterns and generalize trends.</text:p>
      <text:p text:style-name="P27">AI.7.3 – Judge meaning, utility, and reasonableness of findings in a variety of situations, including those carried out by technolo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0:33:34.274408470</meta:creation-date>
    <dc:date>2016-08-14T12:11:46.478879789</dc:date>
    <meta:editing-duration>PT1H37M34S</meta:editing-duration>
    <meta:editing-cycles>43</meta:editing-cycles>
    <meta:generator>LibreOffice/5.0.6.3$Linux_X86_64 LibreOffice_project/00m0$Build-3</meta:generator>
    <meta:document-statistic meta:table-count="0" meta:image-count="0" meta:object-count="0" meta:page-count="3" meta:paragraph-count="69" meta:word-count="725" meta:character-count="5577" meta:non-whitespace-character-count="4858"/>
  </office:meta>
</office:document-meta>
</file>